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728cm" svg:height="4.485cm" draw:transform="rotate (-3.14159265358979) translate (5.2939729145621cm 7.8426070711699cm)" svg:viewBox="0 0 1729 4486" svg:d="M964 24c51-86 586 83 519 186-256 451-768 1612-764 1913s587 1191 1005 1707c62 116-416 820-527 621-161-369-915-1422-1099-1734-156-255-95-623-27-773 150-332 594-1102 893-1920z">
          <text:p/>
        </draw:path>
        <draw:path draw:style-name="gr1" draw:text-style-name="P1" draw:layer="layout" svg:width="1.728cm" svg:height="4.509cm" draw:transform="rotate (-3.14159265358979) translate (6.4959729145621cm 7.71933515496639cm)" svg:viewBox="0 0 1729 4510" svg:d="M973 21c51-86 577 109 510 212-256 451-768 1612-764 1913s587 1191 1005 1707c62 116-416 820-527 621-161-369-915-1422-1099-1734-156-255-95-623-27-773 150-332 603-1128 902-1946z">
          <text:p/>
        </draw:path>
        <draw:path draw:style-name="gr2" draw:text-style-name="P1" draw:layer="layout" svg:width="0.835cm" svg:height="0.55cm" draw:transform="skewX (-0.00139626340159544) rotate (-2.15705242253979) translate (4.25903264294213cm 3.47459835396419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5) rotate (-2.15705242253979) translate (5.45803264294213cm 3.3205983539642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44) rotate (-2.15705242253979) translate (4.51703264294216cm 7.5535983539642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37) rotate (-2.15705242253979) translate (5.71603264294212cm 7.41459835396419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5:33.378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